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width="0cm" draw:fill-color="#00ae00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7" style:family="graphic" style:parent-style-name="standard">
      <style:graphic-properties draw:stroke="dash" draw:stroke-dash="Line_20_Style_20_9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9" draw:id="id19" draw:layer="layout" svg:width="5cm" svg:height="3cm" svg:x="72.5cm" svg:y="87.3cm">
          <text:p text:style-name="P1">评选轮次表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5cm" svg:height="3cm" svg:x="48cm" svg:y="92.7cm">
          <text:p text:style-name="P1">票选表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5cm" svg:height="3cm" svg:x="72.5cm" svg:y="75.6cm">
          <text:p text:style-name="P1">评选会议表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cm" svg:height="3cm" svg:x="92cm" svg:y="45.5cm">
          <text:p text:style-name="P1">审评项目表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5cm" svg:height="3cm" svg:x="45.5cm" svg:y="33cm">
          <text:p text:style-name="P1">人员表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5cm" svg:height="3cm" svg:x="73cm" svg:y="45.6cm">
          <text:p text:style-name="P1">审评活动表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6cm" svg:height="4.5cm" svg:x="57cm" svg:y="38cm">
          <text:p text:style-name="P1">人员参加活动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" draw:id="id2" draw:layer="layout" svg:width="7cm" svg:height="3cm" svg:x="50cm" svg:y="45.5cm">
          <text:p text:style-name="P1">审查活动结果、审查人</text:p>
          <text:p text:style-name="P1">确认人等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0cm" svg:y1="42.5cm" svg:x2="53.5cm" svg:y2="45.5cm" draw:start-shape="id1" draw:start-glue-point="6" draw:end-shape="id2" draw:end-glue-point="4" svg:d="m60000 42500-6500 3000">
          <text:p/>
        </draw:connector>
        <draw:custom-shape draw:style-name="gr1" draw:text-style-name="P1" xml:id="id10" draw:id="id10" draw:layer="layout" svg:width="5cm" svg:height="3cm" svg:x="73cm" svg:y="20.5cm">
          <text:p text:style-name="P1">序列号表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6.5cm" svg:height="3.5cm" svg:x="63cm" svg:y="45cm">
          <text:p text:style-name="P1">人员在系统中的</text:p>
          <text:p text:style-name="P1">特殊登录时间等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6.25cm" svg:y1="45cm" svg:x2="60cm" svg:y2="42.5cm" draw:start-shape="id3" draw:start-glue-point="4" draw:end-shape="id1" draw:end-glue-point="6" svg:d="m66250 45000-6250-2500">
          <text:p/>
        </draw:connector>
        <draw:custom-shape draw:style-name="gr2" draw:text-style-name="P1" xml:id="id7" draw:id="id7" draw:layer="layout" svg:width="6cm" svg:height="4.5cm" svg:x="82cm" svg:y="44.8cm">
          <text:p text:style-name="P1">项目拥有活动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5" draw:id="id5" draw:layer="layout" svg:width="6cm" svg:height="4.5cm" svg:x="72.5cm" svg:y="39cm">
          <text:p text:style-name="P1">活动生成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75.5cm" svg:y1="45.6cm" svg:x2="75.5cm" svg:y2="43.5cm" draw:start-shape="id4" draw:start-glue-point="0" draw:end-shape="id5" svg:d="m75500 45600v-2100">
          <text:p text:style-name="P1">1</text:p>
        </draw:connector>
        <draw:connector draw:style-name="gr4" draw:text-style-name="P1" draw:layer="layout" draw:type="line" svg:x1="92cm" svg:y1="47cm" svg:x2="88cm" svg:y2="47.05cm" draw:start-shape="id6" draw:end-shape="id7" draw:end-glue-point="7" svg:d="m92000 47000-4000 50">
          <text:p text:style-name="P1">1</text:p>
        </draw:connector>
        <draw:connector draw:style-name="gr4" draw:text-style-name="P1" draw:layer="layout" draw:type="line" svg:x1="82cm" svg:y1="47.05cm" svg:x2="78cm" svg:y2="47.1cm" draw:start-shape="id7" draw:end-shape="id4" draw:end-glue-point="1" svg:d="m82000 47050-4000 50">
          <text:p text:style-name="P1">N</text:p>
        </draw:connector>
        <draw:connector draw:style-name="gr4" draw:text-style-name="P1" draw:layer="layout" draw:type="line" svg:x1="63cm" svg:y1="40.25cm" svg:x2="73cm" svg:y2="47.1cm" draw:start-shape="id1" draw:start-glue-point="7" draw:end-shape="id4" draw:end-glue-point="3" svg:d="m63000 40250 10000 6850">
          <text:p text:style-name="P1">N</text:p>
        </draw:connector>
        <draw:connector draw:style-name="gr4" draw:text-style-name="P1" draw:layer="layout" draw:type="line" svg:x1="50.5cm" svg:y1="34.5cm" svg:x2="57cm" svg:y2="40.25cm" draw:start-shape="id8" draw:end-shape="id1" svg:d="m50500 34500 6500 5750">
          <text:p text:style-name="P1">N</text:p>
        </draw:connector>
        <draw:custom-shape draw:style-name="gr2" draw:text-style-name="P1" xml:id="id9" draw:id="id9" draw:layer="layout" svg:width="6cm" svg:height="4.5cm" svg:x="58cm" svg:y="26cm">
          <text:p text:style-name="P1">使用序列号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50.5cm" svg:y1="34.5cm" svg:x2="58cm" svg:y2="28.25cm" draw:start-shape="id8" draw:end-shape="id9" svg:d="m50500 34500 7500-6250">
          <text:p text:style-name="P1">N</text:p>
        </draw:connector>
        <draw:connector draw:style-name="gr4" draw:text-style-name="P1" draw:layer="layout" draw:type="line" svg:x1="64cm" svg:y1="28.25cm" svg:x2="73cm" svg:y2="22cm" draw:start-shape="id9" draw:start-glue-point="7" draw:end-shape="id10" svg:d="m64000 28250 9000-6250">
          <text:p text:style-name="P1">1</text:p>
        </draw:connector>
        <draw:custom-shape draw:style-name="gr5" draw:text-style-name="P1" xml:id="id12" draw:id="id12" draw:layer="layout" svg:width="5.5cm" svg:height="3cm" svg:x="45.2cm" svg:y="49.7cm">
          <text:p text:style-name="P1">人员参评信息</text:p>
          <text:p text:style-name="P1">例如：论文表</text:p>
          <text:p text:style-name="P1">（抽象表）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1" draw:id="id11" draw:layer="layout" svg:width="6cm" svg:height="4.5cm" svg:x="45cm" svg:y="41.5cm">
          <text:p text:style-name="P1">拥有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48cm" svg:y1="36cm" svg:x2="48cm" svg:y2="41.5cm" draw:start-shape="id8" draw:end-shape="id11" draw:end-glue-point="4" svg:d="m48000 36000v5500">
          <text:p text:style-name="P1">1</text:p>
        </draw:connector>
        <draw:connector draw:style-name="gr4" draw:text-style-name="P1" draw:layer="layout" draw:type="line" svg:x1="48cm" svg:y1="46cm" svg:x2="47.95cm" svg:y2="49.7cm" draw:start-shape="id11" draw:end-shape="id12" svg:d="m48000 46000-50 3700">
          <text:p text:style-name="P1">N</text:p>
        </draw:connector>
        <draw:custom-shape draw:style-name="gr2" draw:text-style-name="P1" xml:id="id13" draw:id="id13" draw:layer="layout" svg:width="6cm" svg:height="4.5cm" svg:x="57.5cm" svg:y="49cm">
          <text:p text:style-name="P1">活动中论文</text:p>
          <text:p text:style-name="P1">评判结果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73cm" svg:y1="47.1cm" svg:x2="63.5cm" svg:y2="51.25cm" draw:start-shape="id4" draw:end-shape="id13" svg:d="m73000 47100-9500 4150">
          <text:p text:style-name="P1">N</text:p>
        </draw:connector>
        <draw:connector draw:style-name="gr4" draw:text-style-name="P1" draw:layer="layout" draw:type="line" svg:x1="57.5cm" svg:y1="51.25cm" svg:x2="50.7cm" svg:y2="51.2cm" draw:start-shape="id13" draw:end-shape="id12" svg:d="m57500 51250-6800-50">
          <text:p text:style-name="P1">N</text:p>
        </draw:connector>
        <draw:custom-shape draw:style-name="gr2" draw:text-style-name="P1" xml:id="id14" draw:id="id14" draw:layer="layout" svg:width="6cm" svg:height="4.5cm" svg:x="82cm" svg:y="38cm">
          <text:p text:style-name="P1">活动之间关系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78cm" svg:y1="47.1cm" svg:x2="82cm" svg:y2="40.25cm" draw:start-shape="id4" draw:end-shape="id14" draw:end-glue-point="5" svg:d="m78000 47100 4000-6850">
          <text:p text:style-name="P1">N：N</text:p>
        </draw:connector>
        <draw:custom-shape draw:style-name="gr1" draw:text-style-name="P1" xml:id="id15" draw:id="id15" draw:layer="layout" svg:width="5cm" svg:height="3cm" svg:x="48cm" svg:y="80.3cm">
          <text:p text:style-name="P1">人员表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6" draw:id="id16" draw:layer="layout" svg:width="6cm" svg:height="4.5cm" svg:x="47.5cm" svg:y="85.5cm">
          <text:p text:style-name="P1">选择/被选择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50.5cm" svg:y1="83.3cm" svg:x2="50.5cm" svg:y2="85.5cm" draw:start-shape="id15" draw:start-glue-point="2" draw:end-shape="id16" svg:d="m50500 83300v2200">
          <text:p text:style-name="P1">N</text:p>
        </draw:connector>
        <draw:connector draw:style-name="gr4" draw:text-style-name="P1" draw:layer="layout" svg:x1="50.5cm" svg:y1="90cm" svg:x2="50.5cm" svg:y2="92.7cm" draw:start-shape="id16" draw:start-glue-point="2" draw:end-shape="id17" svg:d="m50500 90000v2700">
          <text:p text:style-name="P1">1</text:p>
        </draw:connector>
        <draw:custom-shape draw:style-name="gr2" draw:text-style-name="P1" xml:id="id18" draw:id="id18" draw:layer="layout" svg:width="6cm" svg:height="4.5cm" svg:x="72cm" svg:y="92cm">
          <text:p text:style-name="P1">属于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line-skew="-0.5cm" svg:x1="53cm" svg:y1="94.2cm" svg:x2="72cm" svg:y2="94.25cm" draw:start-shape="id17" draw:start-glue-point="1" draw:end-shape="id18" svg:d="m53000 94200h9000v50h10000">
          <text:p text:style-name="P1">N</text:p>
        </draw:connector>
        <draw:connector draw:style-name="gr4" draw:text-style-name="P1" draw:layer="layout" svg:x1="75cm" svg:y1="92cm" svg:x2="75cm" svg:y2="90.3cm" draw:start-shape="id18" draw:end-shape="id19" draw:end-glue-point="2" svg:d="m75000 92000v-1700">
          <text:p text:style-name="P1">1</text:p>
        </draw:connector>
        <draw:custom-shape draw:style-name="gr2" draw:text-style-name="P1" xml:id="id21" draw:id="id21" draw:layer="layout" svg:width="6cm" svg:height="4.5cm" svg:x="72cm" svg:y="80.4cm">
          <text:p text:style-name="P1">属于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75cm" svg:y1="78.6cm" svg:x2="75cm" svg:y2="80.4cm" draw:start-shape="id20" draw:start-glue-point="2" draw:end-shape="id21" svg:d="m75000 78600v1800">
          <text:p text:style-name="P1">1</text:p>
        </draw:connector>
        <draw:connector draw:style-name="gr4" draw:text-style-name="P1" draw:layer="layout" svg:x1="75cm" svg:y1="84.9cm" svg:x2="75cm" svg:y2="87.3cm" draw:start-shape="id21" draw:start-glue-point="2" draw:end-shape="id19" svg:d="m75000 84900v2400">
          <text:p text:style-name="P1">N</text:p>
        </draw:connector>
        <draw:custom-shape draw:style-name="gr2" draw:text-style-name="P1" xml:id="id22" draw:id="id22" draw:layer="layout" svg:width="6cm" svg:height="4.5cm" svg:x="72cm" svg:y="61cm">
          <text:p text:style-name="P1">属于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line-skew="2.2cm" svg:x1="75.5cm" svg:y1="48.6cm" svg:x2="75cm" svg:y2="61cm" draw:start-shape="id4" draw:start-glue-point="2" draw:end-shape="id22" svg:d="m75500 48600v8400h-500v4000">
          <text:p text:style-name="P1">1</text:p>
        </draw:connector>
        <draw:connector draw:style-name="gr4" draw:text-style-name="P1" draw:layer="layout" svg:x1="75cm" svg:y1="65.5cm" svg:x2="75cm" svg:y2="75.6cm" draw:start-shape="id22" draw:start-glue-point="2" draw:end-shape="id20" draw:end-glue-point="0" svg:d="m75000 65500v10100">
          <text:p text:style-name="P1">N</text:p>
        </draw:connector>
        <draw:custom-shape draw:style-name="gr2" draw:text-style-name="P1" xml:id="id23" draw:id="id23" draw:layer="layout" svg:width="6cm" svg:height="4.5cm" svg:x="59.1cm" svg:y="79.5cm">
          <text:p text:style-name="P1">参与</text:p>
          <text:p text:style-name="P1">（1.评委）</text:p>
          <text:p text:style-name="P1">（2.被评选人）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53cm" svg:y1="81.8cm" svg:x2="59.1cm" svg:y2="81.75cm" draw:start-shape="id15" draw:end-shape="id23" draw:end-glue-point="5" svg:d="m53000 81800h3050v-50h3050">
          <text:p text:style-name="P1">N</text:p>
        </draw:connector>
        <draw:connector draw:style-name="gr4" draw:text-style-name="P1" draw:layer="layout" svg:x1="65.1cm" svg:y1="81.75cm" svg:x2="72.5cm" svg:y2="88.8cm" draw:start-shape="id23" draw:end-shape="id19" svg:d="m65100 81750h3701v7050h3699">
          <text:p text:style-name="P1">N</text:p>
        </draw:connector>
        <draw:connector draw:style-name="gr6" draw:text-style-name="P1" draw:layer="layout" draw:type="curve" draw:line-skew="-9.124cm" svg:x1="45.5cm" svg:y1="34.5cm" svg:x2="48cm" svg:y2="81.8cm" draw:start-shape="id8" draw:start-glue-point="3" draw:end-shape="id15" svg:d="m45500 34500c-14437 0-15687 47300 2500 47300">
          <text:p/>
        </draw:connector>
        <draw:custom-shape draw:style-name="gr2" draw:text-style-name="P1" xml:id="id24" draw:id="id24" draw:layer="layout" svg:width="7cm" svg:height="3cm" svg:x="58.6cm" svg:y="85.5cm">
          <text:p text:style-name="P1">选举结果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2.1cm" svg:y1="84cm" svg:x2="62.1cm" svg:y2="85.5cm" draw:start-shape="id23" draw:end-shape="id24" draw:end-glue-point="0" svg:d="m62100 84000v1500">
          <text:p/>
        </draw:connector>
        <draw:custom-shape draw:style-name="gr2" draw:text-style-name="P1" xml:id="id25" draw:id="id25" draw:layer="layout" svg:width="5cm" svg:height="3cm" svg:x="57.5cm" svg:y="45.5cm">
          <text:p text:style-name="P1">是否是组长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0cm" svg:y1="45.5cm" svg:x2="60cm" svg:y2="42.5cm" draw:start-shape="id25" draw:end-shape="id1" svg:d="m60000 45500v-3000">
          <text:p/>
        </draw:connector>
        <draw:custom-shape draw:style-name="gr1" draw:text-style-name="P1" draw:layer="layout" svg:width="22cm" svg:height="8.5cm" svg:x="33cm" svg:y="5.5cm">
          <text:p text:style-name="P1">TODO</text:p>
          <text:p text:style-name="P1">1.部门排序</text:p>
          <text:p text:style-name="P1">2.部门组长问题</text:p>
          <text:p text:style-name="P1">3.领导审阅</text:p>
          <text:p text:style-name="P1">4.学科组相关</text:p>
          <text:p text:style-name="P1">5.与晋级有关的</text:p>
          <draw:enhanced-geometry svg:viewBox="0 0 21600 21600" draw:type="rectangle" draw:enhanced-path="M 0 0 L 21600 0 21600 21600 0 21600 0 0 Z N"/>
        </draw:custom-shape>
        <draw:custom-shape draw:style-name="gr1" draw:text-style-name="P1" xml:id="id27" draw:id="id27" draw:layer="layout" svg:width="5cm" svg:height="3cm" svg:x="48cm" svg:y="67.5cm">
          <text:p text:style-name="P1">部门表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6" draw:id="id26" draw:layer="layout" svg:width="6cm" svg:height="4.5cm" svg:x="47.5cm" svg:y="73.3cm">
          <text:p text:style-name="P1">属于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50.5cm" svg:y1="73.3cm" svg:x2="50.5cm" svg:y2="70.5cm" draw:start-shape="id26" draw:start-glue-point="4" draw:end-shape="id27" draw:end-glue-point="2" svg:d="m50500 73300v-2800">
          <text:p text:style-name="P1">1</text:p>
        </draw:connector>
        <draw:connector draw:style-name="gr4" draw:text-style-name="P1" draw:layer="layout" svg:x1="50.5cm" svg:y1="77.8cm" svg:x2="50.5cm" svg:y2="80.3cm" draw:start-shape="id26" draw:end-shape="id15" svg:d="m50500 77800v2500">
          <text:p text:style-name="P1">N</text:p>
        </draw:connector>
        <draw:custom-shape draw:style-name="gr2" draw:text-style-name="P1" xml:id="id28" draw:id="id28" draw:layer="layout" svg:width="6cm" svg:height="4.5cm" svg:x="64cm" svg:y="55.5cm">
          <text:p text:style-name="P1">在活动中的排序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64cm" svg:y1="57.75cm" svg:x2="53cm" svg:y2="69cm" draw:start-shape="id28" draw:end-shape="id27" svg:d="m64000 57750h-5500v11250h-5500">
          <text:p text:style-name="P1">N</text:p>
        </draw:connector>
        <draw:connector draw:style-name="gr4" draw:text-style-name="P1" draw:layer="layout" svg:x1="70cm" svg:y1="57.75cm" svg:x2="73cm" svg:y2="47.1cm" draw:start-shape="id28" draw:start-glue-point="7" draw:end-shape="id4" svg:d="m70000 57750h1501v-10650h1499">
          <text:p text:style-name="P1">N</text:p>
        </draw:connector>
        <draw:custom-shape draw:style-name="gr1" draw:text-style-name="P1" xml:id="id29" draw:id="id29" draw:layer="layout" svg:width="5cm" svg:height="3cm" svg:x="48cm" svg:y="54.5cm">
          <text:p text:style-name="P1">学科组表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0" draw:id="id30" draw:layer="layout" svg:width="6cm" svg:height="4.5cm" svg:x="47.5cm" svg:y="60.5cm">
          <text:p text:style-name="P1">属于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50.5cm" svg:y1="57.5cm" svg:x2="50.5cm" svg:y2="60.5cm" draw:start-shape="id29" draw:start-glue-point="2" draw:end-shape="id30" draw:end-glue-point="4" svg:d="m50500 57500v3000">
          <text:p text:style-name="P1">N</text:p>
        </draw:connector>
        <draw:connector draw:style-name="gr4" draw:text-style-name="P1" draw:layer="layout" svg:x1="50.5cm" svg:y1="65cm" svg:x2="50.5cm" svg:y2="67.5cm" draw:start-shape="id30" draw:end-shape="id27" draw:end-glue-point="0" svg:d="m50500 65000v2500">
          <text:p text:style-name="P1">1</text:p>
        </draw:connector>
        <draw:custom-shape draw:style-name="gr1" draw:text-style-name="P1" xml:id="id32" draw:id="id32" draw:layer="layout" svg:width="5cm" svg:height="3cm" svg:x="73cm" svg:y="33.5cm">
          <text:p text:style-name="P1">序列号批次表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1" draw:id="id31" draw:layer="layout" svg:width="6cm" svg:height="4.5cm" svg:x="72.5cm" svg:y="26.5cm">
          <text:p text:style-name="P1">属于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75.5cm" svg:y1="31cm" svg:x2="75.5cm" svg:y2="33.5cm" draw:start-shape="id31" draw:end-shape="id32" draw:end-glue-point="0" svg:d="m75500 31000v2500">
          <text:p text:style-name="P1">1</text:p>
        </draw:connector>
        <draw:connector draw:style-name="gr4" draw:text-style-name="P1" draw:layer="layout" svg:x1="75.5cm" svg:y1="36.5cm" svg:x2="75.5cm" svg:y2="39cm" draw:start-shape="id32" draw:start-glue-point="2" draw:end-shape="id5" draw:end-glue-point="4" svg:d="m75500 36500v2500">
          <text:p text:style-name="P1">N</text:p>
        </draw:connector>
        <draw:connector draw:style-name="gr4" draw:text-style-name="P1" draw:layer="layout" svg:x1="75.5cm" svg:y1="26.5cm" svg:x2="75.5cm" svg:y2="23.5cm" draw:start-shape="id31" draw:end-shape="id10" draw:end-glue-point="2" svg:d="m75500 26500v-3000">
          <text:p text:style-name="P1">N</text:p>
        </draw:connector>
        <draw:custom-shape draw:style-name="gr1" draw:text-style-name="P1" xml:id="id33" draw:id="id33" draw:layer="layout" svg:width="5cm" svg:height="3cm" svg:x="108cm" svg:y="19cm">
          <text:p text:style-name="P1">人员表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10.5cm" svg:y1="19cm" svg:x2="48cm" svg:y2="33cm" draw:start-shape="id33" draw:start-glue-point="0" draw:end-shape="id8" draw:end-glue-point="0" svg:d="m110500 19000c0-751-62500-7751-62500 14000">
          <text:p/>
        </draw:connector>
        <draw:custom-shape draw:style-name="gr1" draw:text-style-name="P1" xml:id="id39" draw:id="id39" draw:layer="layout" svg:width="5cm" svg:height="3cm" svg:x="127.5cm" svg:y="18.9cm">
          <text:p text:style-name="P1">个人信息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0" draw:id="id40" draw:layer="layout" svg:width="6cm" svg:height="4.5cm" svg:x="116.5cm" svg:y="18.2cm">
          <text:p text:style-name="P1">属于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6" draw:id="id36" draw:layer="layout" svg:width="5cm" svg:height="3cm" svg:x="127.5cm" svg:y="12.2cm">
          <text:p text:style-name="P1">论文表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4" draw:id="id34" draw:layer="layout" svg:width="5cm" svg:height="3cm" svg:x="148cm" svg:y="19cm">
          <text:p text:style-name="P1">审评活动表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curve" draw:line-skew="6.124cm" svg:x1="150.5cm" svg:y1="22cm" svg:x2="75.5cm" svg:y2="48.6cm" draw:start-shape="id34" draw:start-glue-point="2" draw:end-shape="id4" draw:end-glue-point="2" svg:d="m150500 22000c0 49837-75000 36537-75000 26600">
          <text:p/>
        </draw:connector>
        <draw:custom-shape draw:style-name="gr2" draw:text-style-name="P1" xml:id="id35" draw:id="id35" draw:layer="layout" svg:width="6cm" svg:height="4.5cm" svg:x="116.5cm" svg:y="11.5cm">
          <text:p text:style-name="P1">属于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13cm" svg:y1="20.5cm" svg:x2="116.5cm" svg:y2="13.75cm" draw:start-shape="id33" draw:end-shape="id35" svg:d="m113000 20500 3500-6750">
          <text:p text:style-name="P1">1</text:p>
        </draw:connector>
        <draw:connector draw:style-name="gr4" draw:text-style-name="P1" draw:layer="layout" draw:type="line" svg:x1="122.5cm" svg:y1="13.75cm" svg:x2="127.5cm" svg:y2="13.7cm" draw:start-shape="id35" draw:end-shape="id36" draw:end-glue-point="3" svg:d="m122500 13750 5000-50">
          <text:p text:style-name="P1">N</text:p>
        </draw:connector>
        <draw:custom-shape draw:style-name="gr2" draw:text-style-name="P1" xml:id="id37" draw:id="id37" draw:layer="layout" svg:width="6cm" svg:height="4.5cm" svg:x="136.6cm" svg:y="18.2cm">
          <text:p text:style-name="P1">在活动中被审核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42.6cm" svg:y1="20.45cm" svg:x2="148cm" svg:y2="20.5cm" draw:start-shape="id37" draw:end-shape="id34" draw:end-glue-point="3" svg:d="m142600 20450 5400 50">
          <text:p text:style-name="P1">N</text:p>
        </draw:connector>
        <draw:custom-shape draw:style-name="gr2" draw:text-style-name="P1" xml:id="id38" draw:id="id38" draw:layer="layout" svg:width="6cm" svg:height="4.5cm" svg:x="136.4cm" svg:y="11.5cm">
          <text:p text:style-name="P1">在活动中被审核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32.5cm" svg:y1="13.7cm" svg:x2="136.4cm" svg:y2="13.75cm" draw:start-shape="id36" draw:end-shape="id38" draw:end-glue-point="5" svg:d="m132500 13700 3900 50">
          <text:p text:style-name="P1">N</text:p>
        </draw:connector>
        <draw:connector draw:style-name="gr4" draw:text-style-name="P1" draw:layer="layout" draw:type="line" svg:x1="142.4cm" svg:y1="13.75cm" svg:x2="148cm" svg:y2="20.5cm" draw:start-shape="id38" draw:start-glue-point="1" draw:end-shape="id34" draw:end-glue-point="3" svg:d="m142400 13750 5600 6750">
          <text:p text:style-name="P1">N</text:p>
        </draw:connector>
        <draw:connector draw:style-name="gr4" draw:text-style-name="P1" draw:layer="layout" draw:type="line" svg:x1="132.5cm" svg:y1="20.4cm" svg:x2="136.6cm" svg:y2="20.45cm" draw:start-shape="id39" draw:end-shape="id37" draw:end-glue-point="5" svg:d="m132500 20400 4100 50">
          <text:p text:style-name="P1">N</text:p>
        </draw:connector>
        <draw:connector draw:style-name="gr4" draw:text-style-name="P1" draw:layer="layout" draw:type="line" svg:x1="113cm" svg:y1="20.5cm" svg:x2="116.5cm" svg:y2="20.45cm" draw:start-shape="id33" draw:end-shape="id40" draw:end-glue-point="5" svg:d="m113000 20500 3500-50">
          <text:p text:style-name="P1">1</text:p>
        </draw:connector>
        <draw:connector draw:style-name="gr4" draw:text-style-name="P1" draw:layer="layout" draw:type="line" svg:x1="122.5cm" svg:y1="20.45cm" svg:x2="127.5cm" svg:y2="20.4cm" draw:start-shape="id40" draw:end-shape="id39" svg:d="m122500 20450 5000-50">
          <text:p text:style-name="P1">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-dash="Dash_20_10"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30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12T13:06:25</meta:creation-date>
    <meta:editing-duration>P0D</meta:editing-duration>
    <meta:editing-cycles>1</meta:editing-cycles>
    <meta:generator>OpenOffice.org/3.3$Linux OpenOffice.org_project/330m9$Build-9529</meta:generator>
    <meta:document-statistic meta:object-count="87"/>
  </office:meta>
</office:document-meta>
</file>